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2.81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ma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05" table:default-cell-style-name="Default"/>
        <table:table-row table:style-name="ro1">
          <table:table-cell table:style-name="ce1" office:value-type="string">
            <text:p>Disk size (manufacturer's Gb)</text:p>
          </table:table-cell>
          <table:table-cell table:style-name="ce1" office:value-type="string">
            <text:p>Expected cluster size</text:p>
          </table:table-cell>
          <table:table-cell table:style-name="ce1" office:value-type="string">
            <text:p>Expected capacity (bytes)</text:p>
          </table:table-cell>
          <table:table-cell table:style-name="ce1" office:value-type="string">
            <text:p>Disk size (Gb)</text:p>
          </table:table-cell>
          <table:table-cell table:style-name="ce1" office:value-type="string">
            <text:p>512 byte blocks</text:p>
          </table:table-cell>
          <table:table-cell table:style-name="ce1" office:value-type="string">
            <text:p>chunks per FAT entry</text:p>
          </table:table-cell>
          <table:table-cell table:style-name="ce1" office:value-type="string">
            <text:p>188 block chunks</text:p>
          </table:table-cell>
          <table:table-cell table:style-name="ce1" office:value-type="string">
            <text:p>Chunks &gt; 11</text:p>
          </table:table-cell>
          <table:table-cell table:style-name="ce1" office:value-type="string">
            <text:p>sectors per cluster</text:p>
          </table:table-cell>
          <table:table-cell table:style-name="ce1" office:value-type="string">
            <text:p>cluster size (Mb)</text:p>
          </table:table-cell>
          <table:table-cell table:style-name="ce1" office:value-type="string">
            <text:p>FAT entries</text:p>
          </table:table-cell>
          <table:table-cell table:style-name="ce1" office:value-type="string">
            <text:p>blocks used</text:p>
          </table:table-cell>
          <table:table-cell table:style-name="ce1" office:value-type="string">
            <text:p>unused blocks</text:p>
          </table:table-cell>
          <table:table-cell table:style-name="ce1" office:value-type="string">
            <text:p>unused space (kb)</text:p>
          </table:table-cell>
          <table:table-cell table:style-name="ce1"/>
          <table:table-cell table:style-name="ce1" office:value-type="string">
            <text:p>DiskSize</text:p>
          </table:table-cell>
          <table:table-cell table:style-name="ce1" office:value-type="string">
            <text:p>disk_size / 47 * 16</text:p>
          </table:table-cell>
          <table:table-cell table:style-name="ce1" office:value-type="string">
            <text:p>LCMFactor</text:p>
          </table:table-cell>
          <table:table-cell table:style-name="ce1" office:value-type="string">
            <text:p>LCMFactor &gt; 44</text:p>
          </table:table-cell>
          <table:table-cell table:style-name="ce1" office:value-type="string">
            <text:p>sectors per cluster</text:p>
          </table:table-cell>
          <table:table-cell table:style-name="ce1" office:value-type="string">
            <text:p>LastCluster</text:p>
          </table:table-cell>
          <table:table-cell table:style-name="ce1" table:number-columns-repeated="100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068">
            <text:p>2068</text:p>
          </table:table-cell>
          <table:table-cell table:formula="of:=[.A2]*1000*1000*1000" office:value-type="float" office:value="80000000000">
            <text:p>80000000000</text:p>
          </table:table-cell>
          <table:table-cell table:formula="of:=[.C2]/1024/1024/1024" office:value-type="float" office:value="74.5058059692383">
            <text:p>74.51</text:p>
          </table:table-cell>
          <table:table-cell table:formula="of:=[.C2]/512" office:value-type="float" office:value="156250000">
            <text:p>156250000</text:p>
          </table:table-cell>
          <table:table-cell table:formula="of:=[.E2]/[data.$B$1]" office:value-type="float" office:value="1192.09289550781">
            <text:p>1192.09</text:p>
          </table:table-cell>
          <table:table-cell table:formula="of:=INT([.F2]/188)+1" office:value-type="float" office:value="7">
            <text:p>7</text:p>
          </table:table-cell>
          <table:table-cell table:formula="of:=IF([.G2]&lt;11;11;[.G2])" office:value-type="float" office:value="11">
            <text:p>11</text:p>
          </table:table-cell>
          <table:table-cell table:formula="of:=[.H2]*188" office:value-type="float" office:value="2068">
            <text:p>2068</text:p>
          </table:table-cell>
          <table:table-cell table:formula="of:=[.I2]*512/1024/1024" office:value-type="float" office:value="1.009765625">
            <text:p>1.01</text:p>
          </table:table-cell>
          <table:table-cell table:formula="of:=INT([.E2]/[.I2])" office:value-type="float" office:value="75556">
            <text:p>75556</text:p>
          </table:table-cell>
          <table:table-cell table:formula="of:=[.I2]*[.K2]" office:value-type="float" office:value="156249808">
            <text:p>156249808</text:p>
          </table:table-cell>
          <table:table-cell table:formula="of:=[.E2]-[.L2]" office:value-type="float" office:value="192">
            <text:p>192</text:p>
          </table:table-cell>
          <table:table-cell table:formula="of:=[.M2]*512/1024" office:value-type="float" office:value="96">
            <text:p>96</text:p>
          </table:table-cell>
          <table:table-cell/>
          <table:table-cell table:formula="of:=[.E2]/1048576/2" office:value-type="float" office:value="74.5058059692383">
            <text:p>74.51</text:p>
          </table:table-cell>
          <table:table-cell table:formula="of:=[.P2]/47*16" office:value-type="float" office:value="25.3636786278258">
            <text:p>25.36</text:p>
          </table:table-cell>
          <table:table-cell table:formula="of:=CEILING(CEILING([.P2]/47*16;1)/4;1)*4" office:value-type="float" office:value="28">
            <text:p>28</text:p>
          </table:table-cell>
          <table:table-cell table:formula="of:=IF([.R2]&lt;44;44;[.R2])" office:value-type="float" office:value="44">
            <text:p>44</text:p>
          </table:table-cell>
          <table:table-cell table:formula="of:=[.S2]*47" office:value-type="float" office:value="2068">
            <text:p>2068</text:p>
          </table:table-cell>
          <table:table-cell table:formula="of:=INT([.E2]/[.T2])" office:value-type="float" office:value="75556">
            <text:p>75556</text:p>
          </table:table-cell>
          <table:table-cell table:number-columns-repeated="1003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2444">
            <text:p>2444</text:p>
          </table:table-cell>
          <table:table-cell table:formula="of:=[.A3]*1000*1000*1000" office:value-type="float" office:value="160000000000">
            <text:p>160000000000</text:p>
          </table:table-cell>
          <table:table-cell table:formula="of:=[.C3]/1024/1024/1024" office:value-type="float" office:value="149.011611938477">
            <text:p>149.01</text:p>
          </table:table-cell>
          <table:table-cell table:formula="of:=[.C3]/512" office:value-type="float" office:value="312500000">
            <text:p>312500000</text:p>
          </table:table-cell>
          <table:table-cell table:formula="of:=[.E3]/[data.$B$1]" office:value-type="float" office:value="2384.18579101562">
            <text:p>2384.19</text:p>
          </table:table-cell>
          <table:table-cell table:formula="of:=INT([.F3]/188)+1" office:value-type="float" office:value="13">
            <text:p>13</text:p>
          </table:table-cell>
          <table:table-cell table:formula="of:=IF([.G3]&lt;11;11;[.G3])" office:value-type="float" office:value="13">
            <text:p>13</text:p>
          </table:table-cell>
          <table:table-cell table:formula="of:=[.H3]*188" office:value-type="float" office:value="2444">
            <text:p>2444</text:p>
          </table:table-cell>
          <table:table-cell table:formula="of:=[.I3]*512/1024/1024" office:value-type="float" office:value="1.193359375">
            <text:p>1.19</text:p>
          </table:table-cell>
          <table:table-cell table:formula="of:=INT([.E3]/[.I3])" office:value-type="float" office:value="127864">
            <text:p>127864</text:p>
          </table:table-cell>
          <table:table-cell table:formula="of:=[.I3]*[.K3]" office:value-type="float" office:value="312499616">
            <text:p>312499616</text:p>
          </table:table-cell>
          <table:table-cell table:formula="of:=[.E3]-[.L3]" office:value-type="float" office:value="384">
            <text:p>384</text:p>
          </table:table-cell>
          <table:table-cell table:formula="of:=[.M3]*512/1024" office:value-type="float" office:value="192">
            <text:p>192</text:p>
          </table:table-cell>
          <table:table-cell/>
          <table:table-cell table:formula="of:=[.E3]/1048576/2" office:value-type="float" office:value="149.011611938477">
            <text:p>149.01</text:p>
          </table:table-cell>
          <table:table-cell table:formula="of:=[.P3]/47" office:value-type="float" office:value="3.17045982847822">
            <text:p>3.17</text:p>
          </table:table-cell>
          <table:table-cell table:formula="of:=CEILING(CEILING([.P3]/47*16;1)/4;1)*4" office:value-type="float" office:value="52">
            <text:p>52</text:p>
          </table:table-cell>
          <table:table-cell table:formula="of:=IF([.R3]&lt;44;44;[.R3])" office:value-type="float" office:value="52">
            <text:p>52</text:p>
          </table:table-cell>
          <table:table-cell table:formula="of:=[.S3]*47" office:value-type="float" office:value="2444">
            <text:p>2444</text:p>
          </table:table-cell>
          <table:table-cell table:formula="of:=INT([.E3]/[.T3])" office:value-type="float" office:value="127864">
            <text:p>127864</text:p>
          </table:table-cell>
          <table:table-cell table:number-columns-repeated="1003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3760">
            <text:p>3760</text:p>
          </table:table-cell>
          <table:table-cell table:formula="of:=[.A4]*1000*1000*1000" office:value-type="float" office:value="250000000000">
            <text:p>250000000000</text:p>
          </table:table-cell>
          <table:table-cell table:formula="of:=[.C4]/1024/1024/1024" office:value-type="float" office:value="232.83064365387">
            <text:p>232.83</text:p>
          </table:table-cell>
          <table:table-cell table:formula="of:=[.C4]/512" office:value-type="float" office:value="488281250">
            <text:p>488281250</text:p>
          </table:table-cell>
          <table:table-cell table:formula="of:=[.E4]/[data.$B$1]" office:value-type="float" office:value="3725.29029846191">
            <text:p>3725.29</text:p>
          </table:table-cell>
          <table:table-cell table:formula="of:=INT([.F4]/188)+1" office:value-type="float" office:value="20">
            <text:p>20</text:p>
          </table:table-cell>
          <table:table-cell table:formula="of:=IF([.G4]&lt;11;11;[.G4])" office:value-type="float" office:value="20">
            <text:p>20</text:p>
          </table:table-cell>
          <table:table-cell table:formula="of:=[.H4]*188" office:value-type="float" office:value="3760">
            <text:p>3760</text:p>
          </table:table-cell>
          <table:table-cell table:formula="of:=[.I4]*512/1024/1024" office:value-type="float" office:value="1.8359375">
            <text:p>1.84</text:p>
          </table:table-cell>
          <table:table-cell table:formula="of:=INT([.E4]/[.I4])" office:value-type="float" office:value="129862">
            <text:p>129862</text:p>
          </table:table-cell>
          <table:table-cell table:formula="of:=[.I4]*[.K4]" office:value-type="float" office:value="488281120">
            <text:p>488281120</text:p>
          </table:table-cell>
          <table:table-cell table:formula="of:=[.E4]-[.L4]" office:value-type="float" office:value="130">
            <text:p>130</text:p>
          </table:table-cell>
          <table:table-cell table:formula="of:=[.M4]*512/1024" office:value-type="float" office:value="65">
            <text:p>65</text:p>
          </table:table-cell>
          <table:table-cell/>
          <table:table-cell table:formula="of:=[.E4]/1048576/2" office:value-type="float" office:value="232.83064365387">
            <text:p>232.83</text:p>
          </table:table-cell>
          <table:table-cell table:formula="of:=[.P4]/47" office:value-type="float" office:value="4.95384348199723">
            <text:p>4.95</text:p>
          </table:table-cell>
          <table:table-cell table:formula="of:=CEILING(CEILING([.P4]/47*16;1)/4;1)*4" office:value-type="float" office:value="80">
            <text:p>80</text:p>
          </table:table-cell>
          <table:table-cell table:formula="of:=IF([.R4]&lt;44;44;[.R4])" office:value-type="float" office:value="80">
            <text:p>80</text:p>
          </table:table-cell>
          <table:table-cell table:formula="of:=[.S4]*47" office:value-type="float" office:value="3760">
            <text:p>3760</text:p>
          </table:table-cell>
          <table:table-cell table:formula="of:=INT([.E4]/[.T4])" office:value-type="float" office:value="129862">
            <text:p>129862</text:p>
          </table:table-cell>
          <table:table-cell table:number-columns-repeated="1003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4512">
            <text:p>4512</text:p>
          </table:table-cell>
          <table:table-cell table:formula="of:=[.A5]*1000*1000*1000" office:value-type="float" office:value="300000000000">
            <text:p>300000000000</text:p>
          </table:table-cell>
          <table:table-cell table:formula="of:=[.C5]/1024/1024/1024" office:value-type="float" office:value="279.396772384644">
            <text:p>279.4</text:p>
          </table:table-cell>
          <table:table-cell table:formula="of:=[.C5]/512" office:value-type="float" office:value="585937500">
            <text:p>585937500</text:p>
          </table:table-cell>
          <table:table-cell table:formula="of:=[.E5]/[data.$B$1]" office:value-type="float" office:value="4470.3483581543">
            <text:p>4470.35</text:p>
          </table:table-cell>
          <table:table-cell table:formula="of:=INT([.F5]/188)+1" office:value-type="float" office:value="24">
            <text:p>24</text:p>
          </table:table-cell>
          <table:table-cell table:formula="of:=IF([.G5]&lt;11;11;[.G5])" office:value-type="float" office:value="24">
            <text:p>24</text:p>
          </table:table-cell>
          <table:table-cell table:formula="of:=[.H5]*188" office:value-type="float" office:value="4512">
            <text:p>4512</text:p>
          </table:table-cell>
          <table:table-cell table:formula="of:=[.I5]*512/1024/1024" office:value-type="float" office:value="2.203125">
            <text:p>2.2</text:p>
          </table:table-cell>
          <table:table-cell table:formula="of:=INT([.E5]/[.I5])" office:value-type="float" office:value="129862">
            <text:p>129862</text:p>
          </table:table-cell>
          <table:table-cell table:formula="of:=[.I5]*[.K5]" office:value-type="float" office:value="585937344">
            <text:p>585937344</text:p>
          </table:table-cell>
          <table:table-cell table:formula="of:=[.E5]-[.L5]" office:value-type="float" office:value="156">
            <text:p>156</text:p>
          </table:table-cell>
          <table:table-cell table:formula="of:=[.M5]*512/1024" office:value-type="float" office:value="78">
            <text:p>78</text:p>
          </table:table-cell>
          <table:table-cell/>
          <table:table-cell table:formula="of:=[.E5]/1048576/2" office:value-type="float" office:value="279.396772384644">
            <text:p>279.4</text:p>
          </table:table-cell>
          <table:table-cell table:formula="of:=[.P5]/47" office:value-type="float" office:value="5.94461217839667">
            <text:p>5.94</text:p>
          </table:table-cell>
          <table:table-cell table:formula="of:=CEILING(CEILING([.P5]/47*16;1)/4;1)*4" office:value-type="float" office:value="96">
            <text:p>96</text:p>
          </table:table-cell>
          <table:table-cell table:formula="of:=IF([.R5]&lt;44;44;[.R5])" office:value-type="float" office:value="96">
            <text:p>96</text:p>
          </table:table-cell>
          <table:table-cell table:formula="of:=[.S5]*47" office:value-type="float" office:value="4512">
            <text:p>4512</text:p>
          </table:table-cell>
          <table:table-cell table:formula="of:=INT([.E5]/[.T5])" office:value-type="float" office:value="129862">
            <text:p>129862</text:p>
          </table:table-cell>
          <table:table-cell table:number-columns-repeated="1003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6016">
            <text:p>6016</text:p>
          </table:table-cell>
          <table:table-cell table:formula="of:=[.A6]*1000*1000*1000" office:value-type="float" office:value="400000000000">
            <text:p>400000000000</text:p>
          </table:table-cell>
          <table:table-cell table:formula="of:=[.C6]/1024/1024/1024" office:value-type="float" office:value="372.529029846191">
            <text:p>372.53</text:p>
          </table:table-cell>
          <table:table-cell table:formula="of:=[.C6]/512" office:value-type="float" office:value="781250000">
            <text:p>781250000</text:p>
          </table:table-cell>
          <table:table-cell table:formula="of:=[.E6]/[data.$B$1]" office:value-type="float" office:value="5960.46447753906">
            <text:p>5960.46</text:p>
          </table:table-cell>
          <table:table-cell table:formula="of:=INT([.F6]/188)+1" office:value-type="float" office:value="32">
            <text:p>32</text:p>
          </table:table-cell>
          <table:table-cell table:formula="of:=IF([.G6]&lt;11;11;[.G6])" office:value-type="float" office:value="32">
            <text:p>32</text:p>
          </table:table-cell>
          <table:table-cell table:formula="of:=[.H6]*188" office:value-type="float" office:value="6016">
            <text:p>6016</text:p>
          </table:table-cell>
          <table:table-cell table:formula="of:=[.I6]*512/1024/1024" office:value-type="float" office:value="2.9375">
            <text:p>2.94</text:p>
          </table:table-cell>
          <table:table-cell table:formula="of:=INT([.E6]/[.I6])" office:value-type="float" office:value="129862">
            <text:p>129862</text:p>
          </table:table-cell>
          <table:table-cell table:formula="of:=[.I6]*[.K6]" office:value-type="float" office:value="781249792">
            <text:p>781249792</text:p>
          </table:table-cell>
          <table:table-cell table:formula="of:=[.E6]-[.L6]" office:value-type="float" office:value="208">
            <text:p>208</text:p>
          </table:table-cell>
          <table:table-cell table:formula="of:=[.M6]*512/1024" office:value-type="float" office:value="104">
            <text:p>104</text:p>
          </table:table-cell>
          <table:table-cell/>
          <table:table-cell table:formula="of:=[.E6]/1048576/2" office:value-type="float" office:value="372.529029846191">
            <text:p>372.53</text:p>
          </table:table-cell>
          <table:table-cell table:formula="of:=[.P6]/47" office:value-type="float" office:value="7.92614957119556">
            <text:p>7.93</text:p>
          </table:table-cell>
          <table:table-cell table:formula="of:=CEILING(CEILING([.P6]/47*16;1)/4;1)*4" office:value-type="float" office:value="128">
            <text:p>128</text:p>
          </table:table-cell>
          <table:table-cell table:formula="of:=IF([.R6]&lt;44;44;[.R6])" office:value-type="float" office:value="128">
            <text:p>128</text:p>
          </table:table-cell>
          <table:table-cell table:formula="of:=[.S6]*47" office:value-type="float" office:value="6016">
            <text:p>6016</text:p>
          </table:table-cell>
          <table:table-cell table:formula="of:=INT([.E6]/[.T6])" office:value-type="float" office:value="129862">
            <text:p>129862</text:p>
          </table:table-cell>
          <table:table-cell table:number-columns-repeated="1003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7520">
            <text:p>7520</text:p>
          </table:table-cell>
          <table:table-cell table:formula="of:=[.A7]*1000*1000*1000" office:value-type="float" office:value="500000000000">
            <text:p>500000000000</text:p>
          </table:table-cell>
          <table:table-cell table:formula="of:=[.C7]/1024/1024/1024" office:value-type="float" office:value="465.661287307739">
            <text:p>465.66</text:p>
          </table:table-cell>
          <table:table-cell table:formula="of:=[.C7]/512" office:value-type="float" office:value="976562500">
            <text:p>976562500</text:p>
          </table:table-cell>
          <table:table-cell table:formula="of:=[.E7]/[data.$B$1]" office:value-type="float" office:value="7450.58059692383">
            <text:p>7450.58</text:p>
          </table:table-cell>
          <table:table-cell table:formula="of:=INT([.F7]/188)+1" office:value-type="float" office:value="40">
            <text:p>40</text:p>
          </table:table-cell>
          <table:table-cell table:formula="of:=IF([.G7]&lt;11;11;[.G7])" office:value-type="float" office:value="40">
            <text:p>40</text:p>
          </table:table-cell>
          <table:table-cell table:formula="of:=[.H7]*188" office:value-type="float" office:value="7520">
            <text:p>7520</text:p>
          </table:table-cell>
          <table:table-cell table:formula="of:=[.I7]*512/1024/1024" office:value-type="float" office:value="3.671875">
            <text:p>3.67</text:p>
          </table:table-cell>
          <table:table-cell table:formula="of:=INT([.E7]/[.I7])" office:value-type="float" office:value="129862">
            <text:p>129862</text:p>
          </table:table-cell>
          <table:table-cell table:formula="of:=[.I7]*[.K7]" office:value-type="float" office:value="976562240">
            <text:p>976562240</text:p>
          </table:table-cell>
          <table:table-cell table:formula="of:=[.E7]-[.L7]" office:value-type="float" office:value="260">
            <text:p>260</text:p>
          </table:table-cell>
          <table:table-cell table:formula="of:=[.M7]*512/1024" office:value-type="float" office:value="130">
            <text:p>130</text:p>
          </table:table-cell>
          <table:table-cell/>
          <table:table-cell table:formula="of:=[.E7]/1048576/2" office:value-type="float" office:value="465.661287307739">
            <text:p>465.66</text:p>
          </table:table-cell>
          <table:table-cell table:formula="of:=[.P7]/47" office:value-type="float" office:value="9.90768696399445">
            <text:p>9.91</text:p>
          </table:table-cell>
          <table:table-cell table:formula="of:=CEILING(CEILING([.P7]/47*16;1)/4;1)*4" office:value-type="float" office:value="160">
            <text:p>160</text:p>
          </table:table-cell>
          <table:table-cell table:formula="of:=IF([.R7]&lt;44;44;[.R7])" office:value-type="float" office:value="160">
            <text:p>160</text:p>
          </table:table-cell>
          <table:table-cell table:formula="of:=[.S7]*47" office:value-type="float" office:value="7520">
            <text:p>7520</text:p>
          </table:table-cell>
          <table:table-cell table:formula="of:=INT([.E7]/[.T7])" office:value-type="float" office:value="129862">
            <text:p>129862</text:p>
          </table:table-cell>
          <table:table-cell table:number-columns-repeated="100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5040">
            <text:p>15040</text:p>
          </table:table-cell>
          <table:table-cell table:formula="of:=[.A8]*1000*1000*1000" office:value-type="float" office:value="1000000000000">
            <text:p>1000000000000</text:p>
          </table:table-cell>
          <table:table-cell table:formula="of:=[.C8]/1024/1024/1024" office:value-type="float" office:value="931.322574615479">
            <text:p>931.32</text:p>
          </table:table-cell>
          <table:table-cell table:formula="of:=[.C8]/512" office:value-type="float" office:value="1953125000">
            <text:p>1953125000</text:p>
          </table:table-cell>
          <table:table-cell table:formula="of:=[.E8]/[data.$B$1]" office:value-type="float" office:value="14901.1611938477">
            <text:p>14901.16</text:p>
          </table:table-cell>
          <table:table-cell table:formula="of:=INT([.F8]/188)+1" office:value-type="float" office:value="80">
            <text:p>80</text:p>
          </table:table-cell>
          <table:table-cell table:formula="of:=IF([.G8]&lt;11;11;[.G8])" office:value-type="float" office:value="80">
            <text:p>80</text:p>
          </table:table-cell>
          <table:table-cell table:formula="of:=[.H8]*188" office:value-type="float" office:value="15040">
            <text:p>15040</text:p>
          </table:table-cell>
          <table:table-cell table:formula="of:=[.I8]*512/1024/1024" office:value-type="float" office:value="7.34375">
            <text:p>7.34</text:p>
          </table:table-cell>
          <table:table-cell table:formula="of:=INT([.E8]/[.I8])" office:value-type="float" office:value="129862">
            <text:p>129862</text:p>
          </table:table-cell>
          <table:table-cell table:formula="of:=[.I8]*[.K8]" office:value-type="float" office:value="1953124480">
            <text:p>1953124480</text:p>
          </table:table-cell>
          <table:table-cell table:formula="of:=[.E8]-[.L8]" office:value-type="float" office:value="520">
            <text:p>520</text:p>
          </table:table-cell>
          <table:table-cell table:formula="of:=[.M8]*512/1024" office:value-type="float" office:value="260">
            <text:p>260</text:p>
          </table:table-cell>
          <table:table-cell/>
          <table:table-cell table:formula="of:=[.E8]/1048576/2" office:value-type="float" office:value="931.322574615479">
            <text:p>931.32</text:p>
          </table:table-cell>
          <table:table-cell table:formula="of:=[.P8]/47" office:value-type="float" office:value="19.8153739279889">
            <text:p>19.82</text:p>
          </table:table-cell>
          <table:table-cell table:formula="of:=CEILING(CEILING([.P8]/47*16;1)/4;1)*4" office:value-type="float" office:value="320">
            <text:p>320</text:p>
          </table:table-cell>
          <table:table-cell table:formula="of:=IF([.R8]&lt;44;44;[.R8])" office:value-type="float" office:value="320">
            <text:p>320</text:p>
          </table:table-cell>
          <table:table-cell table:formula="of:=[.S8]*47" office:value-type="float" office:value="15040">
            <text:p>15040</text:p>
          </table:table-cell>
          <table:table-cell table:formula="of:=INT([.E8]/[.T8])" office:value-type="float" office:value="129862">
            <text:p>129862</text:p>
          </table:table-cell>
          <table:table-cell table:number-columns-repeated="100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22372">
            <text:p>22372</text:p>
          </table:table-cell>
          <table:table-cell table:formula="of:=[.A9]*1000*1000*1000" office:value-type="float" office:value="1500000000000">
            <text:p>1500000000000</text:p>
          </table:table-cell>
          <table:table-cell table:formula="of:=[.C9]/1024/1024/1024" office:value-type="float" office:value="1396.98386192322">
            <text:p>1396.98</text:p>
          </table:table-cell>
          <table:table-cell table:formula="of:=[.C9]/512" office:value-type="float" office:value="2929687500">
            <text:p>2929687500</text:p>
          </table:table-cell>
          <table:table-cell table:formula="of:=[.E9]/[data.$B$1]" office:value-type="float" office:value="22351.7417907715">
            <text:p>22351.74</text:p>
          </table:table-cell>
          <table:table-cell table:formula="of:=INT([.F9]/188)+1" office:value-type="float" office:value="119">
            <text:p>119</text:p>
          </table:table-cell>
          <table:table-cell table:formula="of:=IF([.G9]&lt;11;11;[.G9])" office:value-type="float" office:value="119">
            <text:p>119</text:p>
          </table:table-cell>
          <table:table-cell table:formula="of:=[.H9]*188" office:value-type="float" office:value="22372">
            <text:p>22372</text:p>
          </table:table-cell>
          <table:table-cell table:formula="of:=[.I9]*512/1024/1024" office:value-type="float" office:value="10.923828125">
            <text:p>10.92</text:p>
          </table:table-cell>
          <table:table-cell table:formula="of:=INT([.E9]/[.I9])" office:value-type="float" office:value="130953">
            <text:p>130953</text:p>
          </table:table-cell>
          <table:table-cell table:formula="of:=[.I9]*[.K9]" office:value-type="float" office:value="2929680516">
            <text:p>2929680516</text:p>
          </table:table-cell>
          <table:table-cell table:formula="of:=[.E9]-[.L9]" office:value-type="float" office:value="6984">
            <text:p>6984</text:p>
          </table:table-cell>
          <table:table-cell table:formula="of:=[.M9]*512/1024" office:value-type="float" office:value="3492">
            <text:p>3492</text:p>
          </table:table-cell>
          <table:table-cell/>
          <table:table-cell table:formula="of:=[.E9]/1048576/2" office:value-type="float" office:value="1396.98386192322">
            <text:p>1396.98</text:p>
          </table:table-cell>
          <table:table-cell table:formula="of:=[.P9]/47" office:value-type="float" office:value="29.7230608919834">
            <text:p>29.72</text:p>
          </table:table-cell>
          <table:table-cell table:formula="of:=CEILING(CEILING([.P9]/47*16;1)/4;1)*4" office:value-type="float" office:value="476">
            <text:p>476</text:p>
          </table:table-cell>
          <table:table-cell table:formula="of:=IF([.R9]&lt;44;44;[.R9])" office:value-type="float" office:value="476">
            <text:p>476</text:p>
          </table:table-cell>
          <table:table-cell table:formula="of:=[.S9]*47" office:value-type="float" office:value="22372">
            <text:p>22372</text:p>
          </table:table-cell>
          <table:table-cell table:formula="of:=INT([.E9]/[.T9])" office:value-type="float" office:value="130953">
            <text:p>130953</text:p>
          </table:table-cell>
          <table:table-cell table:number-columns-repeated="1003"/>
        </table:table-row>
      </table:table>
      <table:table table:name="data" table:style-name="ta1" table:print="false">
        <table:table-column table:style-name="co4" table:number-columns-repeated="2" table:default-cell-style-name="Default"/>
        <table:table-row table:style-name="ro2">
          <table:table-cell office:value-type="string">
            <text:p>FAT entries</text:p>
          </table:table-cell>
          <table:table-cell table:formula="of:=768*512/3" office:value-type="float" office:value="131072">
            <text:p>1310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/02/2010</text:date>, <text:time>11:3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 Wilkinson</meta:initial-creator>
    <meta:creation-date>2010-02-23T19:48:24</meta:creation-date>
    <dc:date>2010-02-24T11:37:01</dc:date>
    <dc:creator>Mark Wilkinson</dc:creator>
    <meta:editing-duration>PT04H02M00S</meta:editing-duration>
    <meta:editing-cycles>3</meta:editing-cycles>
    <meta:generator>OpenOffice.org/3.1$Unix OpenOffice.org_project/310m19$Build-9420</meta:generator>
    <meta:document-statistic meta:table-count="2" meta:cell-count="182" meta:object-count="0"/>
  </office:meta>
</office:document-meta>
</file>